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CEAB6ECFBC244CC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45cm, 3.598cm, 13.588cm, 6.54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99cm" svg:height="21.739cm" svg:x="1.092cm" svg:y="2.991cm">
          <draw:image xlink:href="Pictures/10000000000005E8000007E0CEAB6ECFBC244CC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4T11:05:57.189617858</dc:date>
    <meta:editing-duration>PT3M31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